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oStringStyler.styleIdentityHashCode( StringBuilder buffer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oStringStyler.styleValue( StringBuilder buffer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oStringStyler.styleField( StringBuilder buffer , String field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ToStringStyler.DefaultToStringStyler( ValueStyler valueSty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oStringStyler.styleEnd( StringBuilder buffer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oStringStyler.styleFieldEnd( StringBuilder buffer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ToStringStyler.getValueSty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oStringStyler.styleFieldSeparator( StringBuild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oStringStyler.styleFieldStart( StringBuilder buffer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oStringStyler.styleStart( StringBuilder buffer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